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70803910127546024" text:style-name="Outline">
        <text:list-item>
          <text:h text:style-name="P3" text:outline-level="1">Código de barras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3-8-2018</text:p>
      <text:p text:style-name="Standard"/>
      <text:p text:style-name="P1">Programa:</text:p>
      <text:p text:style-name="P1"/>
      <text:p text:style-name="P1">Fuente:<text:tab/><text:a xlink:type="simple" xlink:href="https://nickcullen.net/blog/flutter/read-a-barcode/" text:style-name="Internet_20_link" text:visited-style-name="Visited_20_Internet_20_Link">read a barcode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21T12:08:55</meta:creation-date>
    <meta:editing-duration>PT1H7M9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20" meta:character-count="150"/>
    <dc:date>2019-02-21T13:31:35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